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Symbol" svg:font-family="Symbol"/>
    <style:font-face style:font-pitch="variable" style:name="Wingdings" svg:font-family="Wingdings"/>
    <style:font-face style:font-pitch="variable" style:name="Wingdings 2" svg:font-family="'Wingdings 2'"/>
    <style:font-face style:font-family-generic="swiss" style:name="FreeSans1" svg:font-family="FreeSans"/>
    <style:font-face style:font-pitch="variable" style:name="Calibri" svg:font-family="Calibri"/>
    <style:font-face style:font-pitch="variable" style:name="Courier New" svg:font-family="'Courier New'"/>
    <style:font-face style:font-pitch="variable" style:name="Lucida Grande" svg:font-family="'Lucida Grande'"/>
    <style:font-face style:font-pitch="variable" style:name="Tahoma" svg:font-family="Tahoma"/>
    <style:font-face style:font-pitch="variable" style:name="Verdana" svg:font-family="Verdana"/>
    <style:font-face style:font-pitch="variable" style:name="ＭＳ Ｐゴシック" svg:font-family="'\uFF2D\uFF33 \uFF30\u30B4\u30B7\u30C3\u30AF'"/>
    <style:font-face style:font-family-generic="roman" style:font-pitch="variable" style:name="Times New Roman" svg:font-family="'Times New Roman'"/>
    <style:font-face style:font-family-generic="roman" style:font-pitch="variable" style:name="Tinos" svg:font-family="Tinos"/>
    <style:font-face style:font-family-generic="swiss" style:font-pitch="variable" style:name="Arial" svg:font-family="Arial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Calibri" svg:font-family="Calibri" svg:panose-1="2 15 5 2 2 2 4 3 2 4"/>
    <style:font-face style:font-family-generic="swiss" style:font-pitch="variable" style:name="Verdana" svg:font-family="Verdana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modern" style:font-pitch="fixed" style:name="Courier New" svg:font-family="Courier New"/>
  </office:font-face-decls>
  <office:automatic-styles>
    <style:style style:family="paragraph" style:name="a920add" style:parent-style-name="Standard">
      <style:paragraph-properties fo:line-height="100%"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 fo:background-color="#ffff00" fo:color="#000000"/>
    </style:style>
    <style:style style:family="table-cell" style:name="a46c214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dd20cf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cc93d7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b46b46">
      <style:table-row-properties style:row-height="10.16mm"/>
    </style:style>
    <style:style style:family="paragraph" style:name="ac4f9dd" style:parent-style-name="Standard">
      <style:paragraph-properties fo:line-height="100%"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 fo:background-color="#ffff00" fo:color="#000000"/>
    </style:style>
    <style:style style:family="table-cell" style:name="ac81025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51036a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ea8c01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bb3554">
      <style:table-row-properties style:row-height="10.16mm"/>
    </style:style>
    <style:style style:family="text" style:name="a53cc7d">
      <style:text-properties fo:color="#808080" style:font-name-complex="Arial"/>
    </style:style>
    <style:style style:family="paragraph" style:name="ac410f4" style:parent-style-name="Standard">
      <style:paragraph-properties fo:line-height="100%"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/>
    </style:style>
    <style:style style:family="table-cell" style:name="a9bfc52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dc32b8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146284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d39676">
      <style:table-row-properties style:row-height="10.16mm"/>
    </style:style>
    <style:style style:family="text" style:name="a17d67b">
      <style:text-properties fo:color="#808080" style:font-name-complex="Arial"/>
    </style:style>
    <style:style style:family="paragraph" style:name="ac525e2" style:parent-style-name="Standard">
      <style:paragraph-properties fo:line-height="100%"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/>
    </style:style>
    <style:style style:family="table-cell" style:name="a09e70d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3467bd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942a98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f73495">
      <style:table-row-properties style:row-height="10.16mm"/>
    </style:style>
    <style:style style:family="paragraph" style:name="a5082c4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background-color="#ffff00" fo:color="#000000" style:font-name-complex="Arial"/>
    </style:style>
    <style:style style:family="table-cell" style:name="a410043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3dae97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f6cd66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dd91e2">
      <style:table-row-properties style:row-height="10.16mm"/>
    </style:style>
    <style:style style:family="text" style:name="af4829f">
      <style:text-properties fo:color="#000000" style:font-name-complex="Arial"/>
    </style:style>
    <style:style style:family="paragraph" style:name="ab2613a" style:parent-style-name="Standard">
      <style:paragraph-properties fo:margin-bottom="0.0mm" fo:margin-left="0.0mm" fo:margin-right="0.0mm" fo:margin-top="0.0mm" fo:text-indent="0.0mm">
        <style:tab-stops>
          <style:tab-stop style:position="8.255cm" style:type="center"/>
        </style:tab-stops>
      </style:paragraph-properties>
      <style:text-properties/>
    </style:style>
    <style:style style:family="table-cell" style:name="a94573a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75a5fe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29a78c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120e2a">
      <style:table-row-properties style:row-height="10.16mm"/>
    </style:style>
    <style:style style:family="paragraph" style:name="a27f745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background-color="#ffff00" fo:color="#000000" fo:country="US" fo:language="en"/>
    </style:style>
    <style:style style:family="table-cell" style:name="a5377e5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e77a67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d7e11b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c86ba6">
      <style:table-row-properties style:row-height="10.16mm"/>
    </style:style>
    <style:style style:family="paragraph" style:name="afc1787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background-color="#ffff00" fo:color="#000000" fo:country="US" fo:language="en"/>
    </style:style>
    <style:style style:family="table-cell" style:name="a600163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f07600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3b3890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78e7f3">
      <style:table-row-properties style:row-height="10.16mm"/>
    </style:style>
    <style:style style:family="paragraph" style:name="a172f27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background-color="#ffff00" fo:color="#000000" fo:country="US" fo:language="en"/>
    </style:style>
    <style:style style:family="table-cell" style:name="af8144e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8aa5fd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a4355f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72bc1b">
      <style:table-row-properties style:row-height="10.16mm"/>
    </style:style>
    <style:style style:family="text" style:name="a3d0350">
      <style:text-properties fo:color="#000000" fo:country="US" fo:language="en"/>
    </style:style>
    <style:style style:family="paragraph" style:name="ad44bf8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/>
    </style:style>
    <style:style style:family="table-cell" style:name="a61734b">
      <style:table-cell-properties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paragraph" style:name="ab5c52d" style:parent-style-name="Standard">
      <style:paragraph-properties fo:margin-left="-0.32mm" fo:margin-right="0.0mm" fo:text-indent="0.0mm">
        <style:tab-stops>
          <style:tab-stop style:position="8.255cm" style:type="center"/>
        </style:tab-stops>
      </style:paragraph-properties>
      <style:text-properties fo:font-weight="bold" style:font-name-complex="Arial" style:font-weight-asian="bold"/>
    </style:style>
    <style:style style:family="table-cell" style:name="a0a2588">
      <style:table-cell-properties fo:border-bottom="0.18mm solid #00ffff" fo:border-left="0.18mm solid #00ffff" fo:border-right="none" fo:border-top="0.18mm solid #00ffff" fo:padding-bottom="0.0mm" fo:padding-left="1.91mm" fo:padding-right="1.91mm" fo:padding-top="0.0mm" style:vertical-align="top"/>
    </style:style>
    <style:style style:family="table-row" style:name="a012b78">
      <style:table-row-properties style:row-height="10.16mm"/>
    </style:style>
    <style:style style:family="paragraph" style:name="a7e70a4" style:parent-style-name="Tbl_20_Header">
      <style:paragraph-properties fo:text-align="left"/>
      <style:text-properties fo:font-style="normal" style:font-name="Calibri" style:font-name-complex="Calibri" style:font-style-asian="normal"/>
    </style:style>
    <style:style style:family="table-cell" style:name="a254e39">
      <style:table-cell-properties fo:background-color="#6699cc" fo:border-bottom="0.18mm solid #00ffff" fo:border-left="0.18mm solid #00ffff" fo:border-right="0.18mm solid #00ffff" fo:border-top="0.18mm solid #00ffff" fo:padding-bottom="0.0mm" fo:padding-left="1.91mm" fo:padding-right="1.91mm" fo:padding-top="0.0mm" style:vertical-align="top"/>
    </style:style>
    <style:style style:family="table-row" style:name="ade4925">
      <style:table-row-properties style:row-height="7.44mm"/>
    </style:style>
    <style:style style:family="table-column" style:name="aae91be">
      <style:table-column-properties style:rel-column-width="75*"/>
    </style:style>
    <style:style style:family="table-column" style:name="a971004">
      <style:table-column-properties style:rel-column-width="25*"/>
    </style:style>
    <style:style style:family="table" style:name="ac505f2">
      <style:table-properties style:width="17.649cm" table:align="left"/>
    </style:style>
    <style:style style:family="graphic" style:name="a8cdb89" style:parent-style-name="Frame">
      <style:graphic-properties fo:background-color="#ffffff" fo:margin-left="3.18mm" fo:margin-right="3.18mm" style:horizontal-pos="from-left" style:horizontal-rel="page" style:vertical-pos="from-top" style:vertical-rel="paragraph" svg:x="22.05mm" svg:y="6.0mm"/>
    </style:style>
    <style:style style:family="paragraph" style:name="a9d4458" style:parent-style-name="Standard">
      <style:paragraph-properties fo:margin-left="0.0mm" fo:margin-right="0.0mm" fo:text-indent="0.0mm"/>
    </style:style>
    <style:style style:family="paragraph" style:name="aa951fd" style:parent-style-name="Heading_20_2">
      <style:paragraph-properties/>
    </style:style>
    <style:style style:family="text" style:name="ad4edd7">
      <style:text-properties fo:background-color="#ffff00" fo:font-style="italic" style:font-style-asian="italic"/>
    </style:style>
    <style:style style:family="text" style:name="a13bf76">
      <style:text-properties fo:background-color="#ffff00" fo:font-style="italic" style:font-name-asian="Calibri" style:font-name-complex="Calibri" style:font-style-asian="italic"/>
    </style:style>
    <style:style style:family="text" style:name="a62a509">
      <style:text-properties style:font-size-asian="9.0pt"/>
    </style:style>
    <style:style style:family="paragraph" style:name="ac3b898" style:parent-style-name="Standard">
      <style:paragraph-properties fo:text-align="justify"/>
      <style:text-properties/>
    </style:style>
    <style:style style:family="paragraph" style:name="a1631d4" style:parent-style-name="Standard">
      <style:paragraph-properties fo:margin-left="0.0mm" fo:margin-right="0.0mm" fo:text-align="justify" fo:text-indent="0.0mm"/>
    </style:style>
    <style:style style:family="text" style:name="a7c8211">
      <style:text-properties style:font-size-asian="9.0pt"/>
    </style:style>
    <style:style style:family="text" style:name="a7fd159">
      <style:text-properties fo:font-weight="bold" style:font-size-asian="9.0pt" style:font-weight-asian="bold"/>
    </style:style>
    <style:style style:family="text" style:name="a380c73">
      <style:text-properties style:font-size-asian="9.0pt"/>
    </style:style>
    <style:style style:family="paragraph" style:name="aaa6cc5" style:parent-style-name="Standard">
      <style:paragraph-properties fo:text-align="justify"/>
      <style:text-properties/>
    </style:style>
    <style:style style:family="paragraph" style:name="a9bb8ae" style:parent-style-name="Heading_20_2">
      <style:paragraph-properties/>
    </style:style>
    <style:style style:family="paragraph" style:name="af8690d" style:parent-style-name="Standard">
      <style:paragraph-properties fo:text-align="justify"/>
    </style:style>
    <style:style style:family="text" style:name="a145de9">
      <style:text-properties style:font-size-asian="9.0pt"/>
    </style:style>
    <style:style style:family="text" style:name="a91a808">
      <style:text-properties fo:background-color="#ffff00" style:font-size-asian="9.0pt"/>
    </style:style>
    <style:style style:family="paragraph" style:name="a17d5f2" style:parent-style-name="Standard">
      <style:paragraph-properties fo:text-align="justify"/>
      <style:text-properties/>
    </style:style>
    <style:style style:family="paragraph" style:name="a0916d1" style:parent-style-name="Standard">
      <style:paragraph-properties fo:text-align="justify"/>
      <style:text-properties fo:background-color="#ffff00" style:font-size-asian="9.0pt"/>
    </style:style>
    <style:style style:family="paragraph" style:name="a1d5a2e" style:parent-style-name="Heading_20_1">
      <style:paragraph-properties/>
    </style:style>
    <style:style style:family="paragraph" style:name="af175bc" style:parent-style-name="Standard">
      <style:paragraph-properties fo:text-align="right"/>
    </style:style>
    <style:style style:family="text" style:name="a8f16e0">
      <style:text-properties fo:background-color="#ffff00" fo:color="#595959" fo:font-weight="bold" style:font-size-asian="14.0pt" style:font-style-complex="italic" style:font-weight-asian="bold"/>
    </style:style>
    <style:style style:family="text" style:name="acf3897">
      <style:text-properties fo:font-weight="bold" style:font-weight-asian="bold"/>
    </style:style>
    <style:style style:family="paragraph" style:name="a2b330e" style:parent-style-name="Standard">
      <style:paragraph-properties fo:text-align="right"/>
      <style:text-properties/>
    </style:style>
    <style:style style:family="text" style:name="a88ebe9">
      <style:text-properties fo:font-weight="bold" style:font-weight-asian="bold"/>
    </style:style>
    <style:style style:family="text" style:name="a8d5f8b">
      <style:text-properties fo:background-color="#ffff00" fo:font-weight="bold" style:font-weight-asian="bold"/>
    </style:style>
    <style:style style:family="text" style:name="a4ab67a">
      <style:text-properties fo:font-weight="bold" style:font-weight-asian="bold"/>
    </style:style>
    <style:style style:family="paragraph" style:name="a340fd8" style:parent-style-name="Subtitle">
      <style:text-properties fo:color="#5590cc" fo:font-size="24.0pt" style:font-size-asian="24.0pt" style:font-style-complex="normal"/>
    </style:style>
    <text:list-style style:name="WW8Num30">
      <text:list-level-style-bullet text:bullet-char="" text:level="1">
        <style:list-level-properties text:list-level-position-and-space-mode="label-alignment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WW8Num11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12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19.0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44.4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2.5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bullet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-" text:level="2">
        <style:list-level-properties text:list-level-position-and-space-mode="label-alignment">
          <style:list-level-label-alignment fo:margin-left="27.25mm" fo:text-indent="-8.2mm" text:label-followed-by="listtab" text:list-tab-stop-position="27.25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5">
      <text:list-level-style-bullet text:bullet-char="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9.7mm" fo:text-indent="-6.35mm" text:label-followed-by="listtab"/>
        </style:list-level-properties>
      </text:list-level-style-bullet>
    </text:list-style>
    <text:list-style style:name="WW8Num16">
      <text:list-level-style-bullet text:bullet-char="o" text:level="1">
        <style:list-level-properties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WW8Num13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14">
      <text:list-level-style-bullet text:bullet-char="" text:level="1">
        <style:list-level-properties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WW8Num19">
      <text:list-level-style-number style:num-format="i" style:num-suffix="." text:display-levels="1" text:level="1">
        <style:list-level-properties fo:text-align="right" text:list-level-position-and-space-mode="label-alignment">
          <style:list-level-label-alignment fo:margin-left="41.28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53.9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6.68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9.3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92.08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4.78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7.48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30.18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42.88mm" fo:text-indent="-3.18mm" text:label-followed-by="listtab"/>
        </style:list-level-properties>
      </text:list-level-style-number>
    </text:list-style>
    <text:list-style style:name="WW8Num17">
      <text:list-level-style-number style:num-format="a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3.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1.6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39.7mm" fo:text-indent="-3.18mm" text:label-followed-by="listtab"/>
        </style:list-level-properties>
      </text:list-level-style-number>
    </text:list-style>
    <text:list-style style:name="WW8Num18">
      <text:list-level-style-number style:num-format="a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)" text:display-levels="1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3.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1.6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39.7mm" fo:text-indent="-3.18mm" text:label-followed-by="listtab"/>
        </style:list-level-properties>
      </text:list-level-style-number>
    </text:list-style>
    <text:list-style style:name="WW8Num22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19.0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44.4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2.5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bullet>
    </text:list-style>
    <text:list-style style:name="WW8Num23">
      <text:list-level-style-bullet text:bullet-char="" text:level="1">
        <style:list-level-properties text:list-level-position-and-space-mode="label-alignment">
          <style:list-level-label-alignment fo:margin-left="44.4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82.5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120.6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33.3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46.0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58.7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71.45mm" fo:text-indent="-6.35mm" text:label-followed-by="listtab"/>
        </style:list-level-properties>
      </text:list-level-style-bullet>
    </text:list-style>
    <text:list-style style:name="WW8Num20">
      <text:list-level-style-bullet text:bullet-char="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9.7mm" fo:text-indent="-6.35mm" text:label-followed-by="listtab"/>
        </style:list-level-properties>
      </text:list-level-style-bullet>
    </text:list-style>
    <text:list-style style:name="WW8Num21">
      <text:list-level-style-number style:num-format="a" style:num-suffix="." text:display-levels="1" text:level="1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50.8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8.9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27.0mm" fo:text-indent="-3.18mm" text:label-followed-by="listtab"/>
        </style:list-level-properties>
      </text:list-level-style-number>
    </text:list-style>
    <text:list-style style:name="WW8Num1">
      <text:list-level-style-number style:num-format="1" style:num-suffix=".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i" style:num-suffix="." text:display-levels="1" text:level="1">
        <style:list-level-properties fo:text-align="right" text:list-level-position-and-space-mode="label-alignment">
          <style:list-level-label-alignment fo:margin-left="19.05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4.4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2.55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20.65mm" fo:text-indent="-3.18mm" text:label-followed-by="listtab"/>
        </style:list-level-properties>
      </text:list-level-style-number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5">
      <text:list-level-style-bullet text:bullet-char="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9.7mm" fo:text-indent="-6.35mm" text:label-followed-by="listtab"/>
        </style:list-level-properties>
      </text:list-level-style-bullet>
    </text:list-style>
    <text:list-style style:name="WW8Num4">
      <text:list-level-style-number style:num-format="a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3.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1.6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39.7mm" fo:text-indent="-3.18mm" text:label-followed-by="listtab"/>
        </style:list-level-properties>
      </text:list-level-style-number>
    </text:list-style>
    <text:list-style style:name="WW8Num26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7">
      <text:list-level-style-bullet text:bullet-char="-" text:level="1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44.4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2.5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0.6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3.35mm" fo:text-indent="-6.35mm" text:label-followed-by="listtab"/>
        </style:list-level-properties>
      </text:list-level-style-bullet>
    </text:list-style>
    <text:list-style style:name="WW8Num27">
      <text:list-level-style-number style:num-format="1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/>
        </style:list-level-properties>
      </text:list-level-style-number>
    </text:list-style>
    <text:list-style style:name="WW8Num6">
      <text:list-level-style-bullet text:bullet-char="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39.7mm" fo:text-indent="-6.35mm" text:label-followed-by="listtab"/>
        </style:list-level-properties>
      </text:list-level-style-bullet>
    </text:list-style>
    <text:list-style style:name="WW8Num24">
      <text:list-level-style-number style:num-format="1" text:display-levels="1" text:level="1">
        <style:list-level-properties text:list-level-position-and-space-mode="label-alignment">
          <style:list-level-label-alignment fo:margin-left="7.62mm" fo:text-indent="-7.62mm" text:label-followed-by="listtab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0.16mm" fo:text-indent="-10.16mm" text:label-followed-by="listtab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2.7mm" fo:text-indent="-12.7mm" text:label-followed-by="listtab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/>
        </style:list-level-properties>
      </text:list-level-style-number>
    </text:list-style>
    <text:list-style style:name="WW8Num9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25">
      <text:list-level-style-number style:num-format="a" style:num-suffix="." text:display-levels="1" text:level="1">
        <style:list-level-properties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50.8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8.9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27.0mm" fo:text-indent="-3.18mm" text:label-followed-by="listtab"/>
        </style:list-level-properties>
      </text:list-level-style-number>
    </text:list-style>
    <text:list-style style:name="WW8Num8">
      <text:list-level-style-number style:num-format="i" style:num-suffix="." text:display-levels="1" text:level="1">
        <style:list-level-properties fo:text-align="right" text:list-level-position-and-space-mode="label-alignment">
          <style:list-level-label-alignment fo:margin-left="19.05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1.75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4.4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7.15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9.8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2.55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5.25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7.95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20.65mm" fo:text-indent="-3.18mm" text:label-followed-by="listtab"/>
        </style:list-level-properties>
      </text:list-level-style-number>
    </text:list-style>
    <text:list-style style:name="WW8Num28">
      <text:list-level-style-bullet text:bullet-char="" text:level="1">
        <style:list-level-properties text:list-level-position-and-space-mode="label-alignment">
          <style:list-level-label-alignment fo:margin-left="12.38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08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7.78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4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18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5.88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58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28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3.98mm" fo:text-indent="-6.35mm" text:label-followed-by="listtab"/>
        </style:list-level-properties>
      </text:list-level-style-bullet>
    </text:list-style>
    <text:list-style style:name="WW8Num29">
      <text:list-level-style-number style:num-format="a" style:num-suffix=")" text:display-levels="1" text:level="1">
        <style:list-level-properties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63.5mm" fo:text-indent="-3.18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101.6mm" fo:text-indent="-3.18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114.3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27.0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39.7mm" fo:text-indent="-3.18mm" text:label-followed-by="listtab"/>
        </style:list-level-properties>
      </text:list-level-style-number>
    </text:list-style>
    <number:date-style number:automatic-order="true" number:format-source="language" style:name="N1">
      <number:day number:style="short"/>
      <number:text> </number:text>
      <number:month number:style="long" number:textual="true"/>
      <number:text> </number:text>
      <number:year number:style="long"/>
    </number:date-style>
    <style:style style:family="text" style:name="a82b39f">
      <style:text-properties fo:background-color="#ffff00" fo:font-style="italic" style:font-name-asian="Calibri" style:font-name-complex="Calibri" style:font-size-asian="9.0pt" style:font-style-asian="italic"/>
    </style:style>
    <style:style style:family="text" style:name="ac5e965">
      <style:text-properties fo:background-color="#ffff00" fo:font-style="italic" style:font-size-asian="9.0pt" style:font-style-asian="italic"/>
    </style:style>
  </office:automatic-styles>
  <office:body>
    <office:text>
      <text:p text:style-name="a340fd8">SOW</text:p>
      <text:p text:style-name="Subtitle"><text:line-break/><text:span text:style-name="a4ab67a">[</text:span><text:span text:style-name="a8d5f8b">CUSTOMER_NAME</text:span><text:span text:style-name="a88ebe9">]</text:span></text:p>
      <text:p text:style-name="a2b330e"><text:span text:style-name="acf3897">[</text:span><text:span text:style-name="a8f16e0">PROJECT_NAME]</text:span></text:p>
      <text:p text:style-name="af175bc"><text:date style:data-style-name="" text:date-value="2014-04-25T10:59:32.21">25 April 2014</text:date></text:p>
      <text:p text:style-name="Standard"/>
      <text:p text:style-name="a1d5a2e">Background / Motivation</text:p>
      <text:p text:style-name="a0916d1">[Identified as an “Introduction,” this section provides information needed to explain the reader with the basic situation and reason for the Statement of Work. The background information may:</text:p>
      <text:p text:style-name="a17d5f2"><text:span text:style-name="a91a808">THIS IS AN EXAMPLE: SELECTIVE REMOVAL IS MANDATORY</text:span><text:span text:style-name="a145de9"><text:s/></text:span></text:p>
      <text:p text:style-name="af8690d"/>
      <text:h text:outline-level="2" text:style-name="a9bb8ae">Objectives / Goals</text:h>
      <text:p text:style-name="aaa6cc5"><text:span text:style-name="a380c73">This section should provide a concise overview of<text:s/></text:span><text:span text:style-name="a7fd159">what</text:span><text:span text:style-name="a7c8211"><text:s/>will be achieved within the scope of<text:s/></text:span></text:p>
      <text:p text:style-name="a1631d4"/>
      <text:p text:style-name="ac3b898"><text:span text:style-name="a82b39f">•</text:span><text:span text:style-name="ac5e965"><text:tab/>Mig</text:span><text:span text:style-name="ad4edd7">ration tools are available<text:s/></text:span></text:p>
      <text:h text:outline-level="2" text:style-name="aa951fd">Statement of Work</text:h>
      <text:p text:style-name="a9d4458"><draw:frame draw:style-name="a8cdb89" svg:width="176.49mm" svg:x="22.05mm" svg:y="6.0mm" text:anchor-type="as-char"><draw:text-box><table:table table:style-name="ac505f2"><table:table-column table:style-name="a971004"/><table:table-column table:style-name="aae91be"/><table:table-row table:style-name="ade4925"><table:table-cell table:number-columns-spanned="2" table:style-name="a254e39"><text:p text:style-name="a7e70a4">Statement of Work</text:p></table:table-cell></table:table-row><table:table-row table:style-name="a012b78"><table:table-cell table:style-name="a0a2588"><text:p text:style-name="ab5c52d">a</text:p></table:table-cell><table:table-cell table:style-name="a61734b"><text:p text:style-name="ad44bf8"><text:span text:style-name="a3d0350">b</text:span></text:p></table:table-cell></table:table-row><table:table-row table:style-name="a72bc1b"><table:table-cell table:style-name="aa4355f"><text:p text:style-name="a8aa5fd">c</text:p></table:table-cell><table:table-cell table:style-name="af8144e"><text:p text:style-name="a172f27">d</text:p></table:table-cell></table:table-row><table:table-row table:style-name="a78e7f3"><table:table-cell table:style-name="a3b3890"><text:p text:style-name="af07600">e</text:p></table:table-cell><table:table-cell table:style-name="a600163"><text:p text:style-name="afc1787">f</text:p></table:table-cell></table:table-row><table:table-row table:style-name="ac86ba6"><table:table-cell table:style-name="ad7e11b"><text:p text:style-name="ae77a67">g</text:p></table:table-cell><table:table-cell table:style-name="a5377e5"><text:p text:style-name="a27f745">h</text:p></table:table-cell></table:table-row><table:table-row table:style-name="a120e2a"><table:table-cell table:style-name="a29a78c"><text:p text:style-name="a75a5fe">i</text:p></table:table-cell><table:table-cell table:style-name="a94573a"><text:p text:style-name="ab2613a"><text:span text:style-name="af4829f">j</text:span></text:p></table:table-cell></table:table-row><table:table-row table:style-name="add91e2"><table:table-cell table:style-name="af6cd66"><text:p text:style-name="a3dae97">k</text:p></table:table-cell><table:table-cell table:style-name="a410043"><text:p text:style-name="a5082c4">l</text:p></table:table-cell></table:table-row><table:table-row table:style-name="af73495"><table:table-cell table:style-name="a942a98"><text:p text:style-name="a3467bd">m</text:p></table:table-cell><table:table-cell table:style-name="a09e70d"><text:p text:style-name="ac525e2"><text:span text:style-name="a17d67b">n</text:span></text:p></table:table-cell></table:table-row><table:table-row table:style-name="ad39676"><table:table-cell table:style-name="a146284"><text:p text:style-name="adc32b8">o</text:p></table:table-cell><table:table-cell table:style-name="a9bfc52"><text:p text:style-name="ac410f4"><text:span text:style-name="a53cc7d">p</text:span></text:p></table:table-cell></table:table-row><table:table-row table:style-name="abb3554"><table:table-cell table:style-name="aea8c01"><text:p text:style-name="a51036a">q</text:p></table:table-cell><table:table-cell table:style-name="ac81025"><text:p text:style-name="ac4f9dd">r</text:p></table:table-cell></table:table-row><table:table-row table:style-name="ab46b46"><table:table-cell table:style-name="acc93d7"><text:p text:style-name="add20cf">Related Main Contract Reference</text:p></table:table-cell><table:table-cell table:style-name="a46c214"><text:p text:style-name="a920add">N/A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Symbol" svg:font-family="Symbol"/>
    <style:font-face style:font-pitch="variable" style:name="Wingdings" svg:font-family="Wingdings"/>
    <style:font-face style:font-pitch="variable" style:name="Wingdings 2" svg:font-family="'Wingdings 2'"/>
    <style:font-face style:font-family-generic="swiss" style:name="FreeSans1" svg:font-family="FreeSans"/>
    <style:font-face style:font-pitch="variable" style:name="Calibri" svg:font-family="Calibri"/>
    <style:font-face style:font-pitch="variable" style:name="Courier New" svg:font-family="'Courier New'"/>
    <style:font-face style:font-pitch="variable" style:name="Lucida Grande" svg:font-family="'Lucida Grande'"/>
    <style:font-face style:font-pitch="variable" style:name="Tahoma" svg:font-family="Tahoma"/>
    <style:font-face style:font-pitch="variable" style:name="Verdana" svg:font-family="Verdana"/>
    <style:font-face style:font-pitch="variable" style:name="ＭＳ Ｐゴシック" svg:font-family="'\uFF2D\uFF33 \uFF30\u30B4\u30B7\u30C3\u30AF'"/>
    <style:font-face style:font-family-generic="roman" style:font-pitch="variable" style:name="Times New Roman" svg:font-family="'Times New Roman'"/>
    <style:font-face style:font-family-generic="roman" style:font-pitch="variable" style:name="Tinos" svg:font-family="Tinos"/>
    <style:font-face style:font-family-generic="swiss" style:font-pitch="variable" style:name="Arial" svg:font-family="Arial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Calibri" svg:font-family="Calibri" svg:panose-1="2 15 5 2 2 2 4 3 2 4"/>
    <style:font-face style:font-family-generic="swiss" style:font-pitch="variable" style:name="Verdana" svg:font-family="Verdana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modern" style:font-pitch="fixed" style:name="Courier New" svg:font-family="Courier New"/>
  </office:font-face-decls>
  <office:styles>
    <style:default-style style:family="paragraph">
      <style:paragraph-properties/>
      <style:text-properties fo:country="US" fo:font-size="12.0pt" fo:language="en" style:font-name="Tinos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fo:line-height="115%" fo:margin-bottom="3.53mm" fo:margin-left="25.4mm" fo:margin-right="0.0mm" fo:margin-top="0.0mm" fo:text-indent="0.0mm"/>
      <style:text-properties fo:color="#000000" fo:country="US" fo:font-size="10.0pt" fo:language="en" style:font-name="Calibri" style:font-name-asian="ＭＳ Ｐゴシック" style:font-name-complex="Times New Roman" style:font-size-asian="10.0pt"/>
    </style:style>
    <style:style style:display-name="List Number" style:family="paragraph" style:name="List_20_Number" style:parent-style-name="Standard">
      <style:paragraph-properties fo:margin-bottom="3.53mm" fo:margin-top="0.0mm"/>
    </style:style>
    <style:style style:family="paragraph" style:name="Heading" style:next-style-name="Standard" style:parent-style-name="Standard">
      <style:paragraph-properties fo:line-height="100%" fo:margin-bottom="2.12mm" fo:margin-top="16.93mm" fo:text-align="right"/>
      <style:text-properties fo:color="#5590cc" fo:font-size="24.0pt" style:font-size-asian="24.0pt"/>
    </style:style>
    <style:style style:family="paragraph" style:name="Organization" style:parent-style-name="Standard">
      <style:paragraph-properties fo:line-height="10.58mm" fo:margin-bottom="0.0mm" fo:margin-top="0.0mm"/>
      <style:text-properties fo:color="#ffffff" fo:font-size="28.0pt" style:font-size-asian="28.0pt"/>
    </style:style>
    <style:style style:display-name="Table Contents" style:family="paragraph" style:name="Table_20_Contents" style:parent-style-name="Standard"/>
    <style:style style:display-name="List Paragraph" style:family="paragraph" style:name="List_20_Paragraph" style:parent-style-name="Standard">
      <style:paragraph-properties fo:line-height="100%" fo:margin-bottom="0.0mm" fo:margin-left="12.7mm" fo:margin-right="0.0mm" fo:margin-top="0.0mm" fo:text-indent="0.0mm"/>
      <style:text-properties fo:color="#00000a" style:font-name="Verdana" style:font-name-asian="Calibri" style:font-name-complex="Verdana" style:font-size-asian="11.0pt"/>
    </style:style>
    <style:style style:family="paragraph" style:name="Index" style:parent-style-name="Standard">
      <style:text-properties style:font-name-complex="FreeSans1" style:font-size-asian="12.0pt"/>
    </style:style>
    <style:style style:display-name="List Bullet" style:family="paragraph" style:name="List_20_Bullet" style:parent-style-name="Standard">
      <style:paragraph-properties fo:line-height="100%" fo:margin-bottom="2.12mm" fo:margin-top="2.12mm"/>
      <style:text-properties style:font-size-asian="11.0pt"/>
    </style:style>
    <style:style style:display-name="Comment Text" style:family="paragraph" style:name="Comment_20_Text" style:parent-style-name="Standard">
      <style:paragraph-properties fo:line-height="100%"/>
      <style:text-properties fo:font-size="12.0pt" style:font-size-asian="12.0pt"/>
    </style:style>
    <style:style style:display-name="z-Bottom of Form" style:family="paragraph" style:name="z-Bottom_20_of_20_Form" style:next-style-name="Standard" style:parent-style-name="Standard">
      <style:paragraph-properties fo:margin-bottom="0.0mm" fo:margin-top="0.0mm" fo:text-align="center"/>
      <style:text-properties fo:font-size="8.0pt" style:font-name="Arial" style:font-name-complex="Arial" style:font-size-asian="8.0pt"/>
    </style:style>
    <style:style style:display-name="Contact Details" style:family="paragraph" style:name="Contact_20_Details" style:parent-style-name="Standard">
      <style:paragraph-properties fo:margin-bottom="1.41mm" fo:margin-top="1.41mm"/>
      <style:text-properties fo:color="#ffffff" fo:font-size="8.0pt" style:font-size-asian="8.0pt"/>
    </style:style>
    <style:style style:display-name="Document Map" style:family="paragraph" style:name="Document_20_Map" style:parent-style-name="Standard">
      <style:paragraph-properties fo:line-height="100%" fo:margin-bottom="0.0mm" fo:margin-top="0.0mm"/>
      <style:text-properties fo:font-size="12.0pt" style:font-name="Lucida Grande" style:font-name-complex="Lucida Grande" style:font-size-asian="12.0pt"/>
    </style:style>
    <style:style style:display-name="Contents 1" style:family="paragraph" style:name="Contents_20_1" style:next-style-name="Standard" style:parent-style-name="Standard">
      <style:paragraph-properties fo:margin-bottom="0.0mm" fo:margin-left="0.0mm" fo:margin-right="0.0mm" fo:margin-top="2.12mm" fo:text-indent="0.0mm"/>
      <style:text-properties fo:color="#548dd4" fo:font-size="12.0pt" fo:font-weight="bold" style:font-size-asian="12.0pt" style:font-weight-asian="bold"/>
    </style:style>
    <style:style style:display-name="Text body" style:family="paragraph" style:name="Text_20_body" style:parent-style-name="Standard">
      <style:paragraph-properties fo:line-height="100%" fo:margin-bottom="2.12mm" fo:margin-left="10.0mm" fo:margin-right="0.0mm" fo:margin-top="0.0mm" fo:text-indent="0.0mm"/>
      <style:text-properties fo:color="#00000a" fo:font-size="9.0pt" style:font-name="Verdana" style:font-name-asian="Calibri" style:font-name-complex="Verdana" style:font-size-asian="9.0pt"/>
    </style:style>
    <style:style style:display-name="Frame contents" style:family="paragraph" style:name="Frame_20_contents" style:parent-style-name="Text_20_body"/>
    <style:style style:display-name="Contents 2" style:family="paragraph" style:name="Contents_20_2" style:next-style-name="Standard" style:parent-style-name="Standard">
      <style:paragraph-properties fo:margin-bottom="0.0mm" fo:margin-left="0.0mm" fo:margin-right="0.0mm" fo:margin-top="0.0mm" fo:text-indent="0.0mm"/>
      <style:text-properties fo:font-size="11.0pt" style:font-size-asian="11.0pt"/>
    </style:style>
    <style:style style:display-name="No Spacing" style:family="paragraph" style:name="No_20_Spacing" style:parent-style-name="default_paragraph_style">
      <style:text-properties fo:color="#262626" fo:country="DE" fo:font-size="10.0pt" fo:language="de" style:font-name="Calibri" style:font-name-asian="ＭＳ Ｐゴシック" style:font-name-complex="Times New Roman" style:font-size-asian="10.0pt"/>
    </style:style>
    <style:style style:display-name="Contents 3" style:family="paragraph" style:name="Contents_20_3" style:next-style-name="Standard" style:parent-style-name="Standard">
      <style:paragraph-properties fo:margin-bottom="0.0mm" fo:margin-left="4.94mm" fo:margin-right="0.0mm" fo:margin-top="0.0mm" fo:text-indent="0.0mm"/>
      <style:text-properties fo:font-size="11.0pt" fo:font-style="italic" style:font-size-asian="11.0pt" style:font-style-asian="italic"/>
    </style:style>
    <style:style style:display-name="Contents 4" style:family="paragraph" style:name="Contents_20_4" style:next-style-name="Standard" style:parent-style-name="Standard">
      <style:paragraph-properties fo:margin-bottom="0.0mm" fo:margin-left="9.88mm" fo:margin-right="0.0mm" fo:margin-top="0.0mm" fo:text-indent="0.0mm"/>
      <style:text-properties fo:font-size="10.0pt" style:font-size-asian="10.0pt"/>
    </style:style>
    <style:style style:display-name="Contents 5" style:family="paragraph" style:name="Contents_20_5" style:next-style-name="Standard" style:parent-style-name="Standard">
      <style:paragraph-properties fo:margin-bottom="0.0mm" fo:margin-left="14.82mm" fo:margin-right="0.0mm" fo:margin-top="0.0mm" fo:text-indent="0.0mm"/>
      <style:text-properties fo:font-size="10.0pt" style:font-size-asian="10.0pt"/>
    </style:style>
    <style:style style:family="paragraph" style:name="List" style:parent-style-name="Text_20_body">
      <style:text-properties style:font-name-complex="FreeSans1" style:font-size-asian="12.0pt"/>
    </style:style>
    <style:style style:display-name="Contents 6" style:family="paragraph" style:name="Contents_20_6" style:next-style-name="Standard" style:parent-style-name="Standard">
      <style:paragraph-properties fo:margin-bottom="0.0mm" fo:margin-left="19.76mm" fo:margin-right="0.0mm" fo:margin-top="0.0mm" fo:text-indent="0.0mm"/>
      <style:text-properties fo:font-size="10.0pt" style:font-size-asian="10.0pt"/>
    </style:style>
    <style:style style:display-name="Contents 7" style:family="paragraph" style:name="Contents_20_7" style:next-style-name="Standard" style:parent-style-name="Standard">
      <style:paragraph-properties fo:margin-bottom="0.0mm" fo:margin-left="24.69mm" fo:margin-right="0.0mm" fo:margin-top="0.0mm" fo:text-indent="0.0mm"/>
      <style:text-properties fo:font-size="10.0pt" style:font-size-asian="10.0pt"/>
    </style:style>
    <style:style style:display-name="Contents 8" style:family="paragraph" style:name="Contents_20_8" style:next-style-name="Standard" style:parent-style-name="Standard">
      <style:paragraph-properties fo:margin-bottom="0.0mm" fo:margin-left="29.63mm" fo:margin-right="0.0mm" fo:margin-top="0.0mm" fo:text-indent="0.0mm"/>
      <style:text-properties fo:font-size="10.0pt" style:font-size-asian="10.0pt"/>
    </style:style>
    <style:style style:display-name="Contents 9" style:family="paragraph" style:name="Contents_20_9" style:next-style-name="Standard" style:parent-style-name="Standard">
      <style:paragraph-properties fo:margin-bottom="0.0mm" fo:margin-left="34.57mm" fo:margin-right="0.0mm" fo:margin-top="0.0mm" fo:text-indent="0.0mm"/>
      <style:text-properties fo:font-size="10.0pt" style:font-size-asian="10.0pt"/>
    </style:style>
    <style:style style:family="paragraph" style:name="Footnote" style:parent-style-name="Standard">
      <style:paragraph-properties fo:line-height="100%" fo:margin-bottom="0.0mm" fo:margin-top="0.0mm"/>
      <style:text-properties fo:color="#595959" fo:font-size="8.0pt" fo:font-style="italic" style:font-size-asian="8.0pt" style:font-style-asian="italic"/>
    </style:style>
    <style:style style:default-outline-level="8" style:display-name="Heading 8" style:family="paragraph" style:name="Heading_20_8" style:next-style-name="Standard" style:parent-style-name="Standard">
      <style:paragraph-properties fo:margin-bottom="0.0mm" fo:margin-top="3.53mm"/>
      <style:text-properties fo:color="#404040" fo:font-size="10.0pt" style:font-size-asian="10.0pt"/>
    </style:style>
    <style:style style:default-outline-level="9" style:display-name="Heading 9" style:family="paragraph" style:name="Heading_20_9" style:next-style-name="Standard" style:parent-style-name="Standard">
      <style:paragraph-properties fo:margin-bottom="0.0mm" fo:margin-top="3.53mm"/>
      <style:text-properties fo:color="#404040" fo:font-size="10.0pt" fo:font-style="italic" style:font-size-asian="10.0pt" style:font-style-asian="italic" style:font-style-complex="italic"/>
    </style:style>
    <style:style style:default-outline-level="6" style:display-name="Heading 6" style:family="paragraph" style:name="Heading_20_6" style:next-style-name="Standard" style:parent-style-name="Standard">
      <style:paragraph-properties fo:margin-bottom="0.0mm" fo:margin-top="3.53mm"/>
      <style:text-properties fo:color="#21476e" fo:font-style="italic" style:font-style-asian="italic" style:font-style-complex="italic"/>
    </style:style>
    <style:style style:display-name="Comment Subject" style:family="paragraph" style:name="Comment_20_Subject" style:next-style-name="Comment_20_Text" style:parent-style-name="Comment_20_Text">
      <style:paragraph-properties/>
      <style:text-properties fo:font-size="10.0pt" fo:font-weight="bold" style:font-size-asian="10.0pt" style:font-weight-asian="bold" style:font-weight-complex="bold"/>
    </style:style>
    <style:style style:default-outline-level="7" style:display-name="Heading 7" style:family="paragraph" style:name="Heading_20_7" style:next-style-name="Standard" style:parent-style-name="Standard">
      <style:paragraph-properties fo:margin-bottom="0.0mm" fo:margin-top="3.53mm"/>
      <style:text-properties fo:color="#404040" fo:font-style="italic" style:font-style-asian="italic" style:font-style-complex="italic"/>
    </style:style>
    <style:style style:display-name="z-Top of Form" style:family="paragraph" style:name="z-Top_20_of_20_Form" style:next-style-name="Standard" style:parent-style-name="Standard">
      <style:paragraph-properties fo:margin-bottom="0.0mm" fo:margin-top="0.0mm" fo:text-align="center"/>
      <style:text-properties fo:font-size="8.0pt" style:font-name="Arial" style:font-name-complex="Arial" style:font-size-asian="8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Standard" style:parent-style-name="Standard">
      <style:paragraph-properties fo:line-height="100%"/>
      <style:text-properties fo:color="#5590cc" fo:font-size="9.0pt" fo:font-weight="bold" style:font-size-asian="9.0pt" style:font-weight-asian="bold" style:font-weight-complex="bold"/>
    </style:style>
    <style:style style:default-outline-level="4" style:display-name="Heading 4" style:family="paragraph" style:name="Heading_20_4" style:next-style-name="Standard" style:parent-style-name="Standard">
      <style:paragraph-properties fo:margin-bottom="0.0mm" fo:margin-top="3.53mm"/>
      <style:text-properties fo:color="#5590cc" fo:font-style="italic" style:font-style-asian="italic" style:font-style-complex="italic" style:font-weight-complex="bold"/>
    </style:style>
    <style:style style:family="paragraph" style:name="Date" style:next-style-name="Standard" style:parent-style-name="Standard">
      <style:paragraph-properties fo:margin-bottom="0.0mm" fo:margin-top="0.0mm" fo:text-align="right"/>
      <style:text-properties fo:color="#5590cc" fo:font-size="12.0pt" style:font-size-asian="12.0pt"/>
    </style:style>
    <style:style style:default-outline-level="5" style:display-name="Heading 5" style:family="paragraph" style:name="Heading_20_5" style:next-style-name="Standard" style:parent-style-name="Standard">
      <style:paragraph-properties fo:margin-bottom="0.0mm" fo:margin-top="3.53mm"/>
      <style:text-properties fo:color="#21476e"/>
    </style:style>
    <style:style style:default-outline-level="2" style:display-name="Heading 2" style:family="paragraph" style:name="Heading_20_2" style:next-style-name="Standard" style:parent-style-name="Standard">
      <style:paragraph-properties fo:line-height="100%" fo:margin-bottom="1.76mm" fo:margin-top="3.53mm"/>
      <style:text-properties fo:color="#5590cc" fo:font-size="12.0pt" style:font-size-asian="12.0pt" style:font-weight-complex="bold"/>
    </style:style>
    <style:style style:display-name="Balloon Text" style:family="paragraph" style:name="Balloon_20_Text" style:parent-style-name="Standard">
      <style:paragraph-properties fo:line-height="100%" fo:margin-bottom="0.0mm" fo:margin-top="0.0mm"/>
      <style:text-properties fo:font-size="8.0pt" style:font-name="Tahoma" style:font-name-complex="Tahoma" style:font-size-asian="8.0pt"/>
    </style:style>
    <style:style style:default-outline-level="3" style:display-name="Heading 3" style:family="paragraph" style:name="Heading_20_3" style:next-style-name="Standard" style:parent-style-name="Standard">
      <style:paragraph-properties fo:margin-bottom="0.0mm" fo:margin-top="3.53mm"/>
      <style:text-properties fo:color="#5590cc" style:font-weight-complex="bold"/>
    </style:style>
    <style:style style:family="paragraph" style:name="Subtitle" style:next-style-name="Standard" style:parent-style-name="Standard">
      <style:paragraph-properties fo:line-height="100%" fo:margin-bottom="8.47mm" fo:margin-left="25.4mm" fo:margin-right="0.0mm" fo:margin-top="1.06mm" fo:text-align="right" fo:text-indent="0.0mm"/>
      <style:text-properties fo:color="#595959" style:font-size-asian="14.0pt" style:font-style-complex="italic"/>
    </style:style>
    <style:style style:default-outline-level="1" style:display-name="Heading 1" style:family="paragraph" style:name="Heading_20_1" style:next-style-name="Standard" style:parent-style-name="Standard">
      <style:paragraph-properties fo:break-before="page" fo:line-height="100%" fo:margin-bottom="8.47mm" fo:margin-top="8.47mm">
        <style:tab-stops>
          <style:tab-stop style:position="1.249cm"/>
        </style:tab-stops>
      </style:paragraph-properties>
      <style:text-properties fo:color="#5590cc" fo:font-size="14.0pt" style:font-size-asian="14.0pt" style:font-weight-complex="bold"/>
    </style:style>
    <style:style style:family="paragraph" style:name="Header" style:parent-style-name="Standard">
      <style:paragraph-properties fo:line-height="100%" fo:margin-bottom="2.82mm" fo:margin-top="0.0mm"/>
      <style:text-properties fo:color="#05e0db" fo:font-size="12.0pt" style:font-size-asian="12.0pt"/>
    </style:style>
    <style:style style:display-name="Tbl Header" style:family="paragraph" style:name="Tbl_20_Header" style:parent-style-name="Standard">
      <style:paragraph-properties fo:line-height="100%" fo:margin-bottom="2.12mm" fo:margin-left="-0.32mm" fo:margin-right="0.0mm" fo:margin-top="2.12mm" fo:text-align="center" fo:text-indent="0.0mm"/>
      <style:text-properties fo:color="#ffffff" fo:country="US" fo:font-size="10.0pt" fo:font-style="italic" fo:font-weight="bold" fo:language="en" style:font-name="Verdana" style:font-name-asian="Times New Roman" style:font-name-complex="Verdana" style:font-size-asian="10.0pt" style:font-style-asian="italic" style:font-weight-asian="bold"/>
    </style:style>
    <style:style style:family="paragraph" style:name="Footer" style:parent-style-name="Standard">
      <style:paragraph-properties fo:line-height="100%" fo:margin-bottom="0.71mm" fo:margin-top="0.71mm"/>
      <style:text-properties fo:color="#b0c0c9" fo:font-size="8.0pt" style:font-size-asian="8.0pt"/>
    </style:style>
    <style:style style:family="text" style:name="WW8Num6z2" style:parent-style-name="default_character_style">
      <style:text-properties style:font-name="Wingdings" style:font-name-complex="Wingdings"/>
    </style:style>
    <style:style style:display-name="Body Text Char" style:family="text" style:name="Body_20_Text_20_Char" style:parent-style-name="default_character_style">
      <style:text-properties fo:color="#00000a" fo:font-size="9.0pt" style:font-name="Verdana" style:font-name-asian="Calibri" style:font-name-complex="Times New Roman" style:font-size-asian="9.0pt"/>
    </style:style>
    <style:style style:display-name="Footer Char" style:family="text" style:name="Footer_20_Char" style:parent-style-name="default_character_style">
      <style:text-properties fo:color="#b0c0c9" fo:font-size="8.0pt" style:font-size-asian="8.0pt"/>
    </style:style>
    <style:style style:display-name="Footnote Symbol" style:family="text" style:name="Footnote_20_Symbol" style:parent-style-name="default_character_style">
      <style:text-properties fo:color="#5590cc" fo:font-size="10.0pt" style:font-size-asian="10.0pt" style:text-position="super"/>
    </style:style>
    <style:style style:family="text" style:name="WW8Num26z1" style:parent-style-name="default_character_style">
      <style:text-properties style:font-name="Courier New" style:font-name-complex="Courier New"/>
    </style:style>
    <style:style style:display-name="Heading 2 Char" style:family="text" style:name="Heading_20_2_20_Char" style:parent-style-name="default_character_style">
      <style:text-properties fo:color="#5590cc" fo:font-size="12.0pt" style:font-size-asian="12.0pt" style:font-weight-complex="bold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family="text" style:name="WW8Num26z0" style:parent-style-name="default_character_style">
      <style:text-properties style:font-name="Symbol" style:font-name-complex="Symbol"/>
    </style:style>
    <style:style style:family="text" style:name="WW8Num26z2" style:parent-style-name="default_character_style">
      <style:text-properties style:font-name="Wingdings" style:font-name-complex="Wingdings"/>
    </style:style>
    <style:style style:family="text" style:name="WW8Num22z1" style:parent-style-name="default_character_style">
      <style:text-properties style:font-name="Courier New" style:font-name-complex="Courier New"/>
    </style:style>
    <style:style style:display-name="Default Paragraph Font" style:family="text" style:name="Default_20_Paragraph_20_Font" style:parent-style-name="default_character_style"/>
    <style:style style:family="text" style:name="WW8Num22z0" style:parent-style-name="default_character_style">
      <style:text-properties style:font-name="Symbol" style:font-name-complex="Symbol"/>
    </style:style>
    <style:style style:family="text" style:name="WW8Num22z2" style:parent-style-name="default_character_style">
      <style:text-properties style:font-name="Wingdings" style:font-name-complex="Wingdings"/>
    </style:style>
    <style:style style:family="text" style:name="WW8Num25ztrue" style:parent-style-name="default_character_style"/>
    <style:style style:family="text" style:name="WW8Num27ztrue" style:parent-style-name="default_character_style"/>
    <style:style style:family="text" style:name="Code" style:parent-style-name="default_character_style">
      <style:text-properties fo:country="US" fo:font-style="italic" fo:language="en" style:font-name="Calibri" style:font-name-complex="Calibri" style:font-style-asian="italic"/>
    </style:style>
    <style:style style:family="text" style:name="WW8Num8ztrue" style:parent-style-name="default_character_style"/>
    <style:style style:family="text" style:name="WW8Num24ztrue" style:parent-style-name="default_character_style"/>
    <style:style style:display-name="Heading 6 Char" style:family="text" style:name="Heading_20_6_20_Char" style:parent-style-name="default_character_style">
      <style:text-properties fo:color="#21476e" fo:country="US" fo:font-size="14.0pt" fo:font-style="italic" fo:language="en" style:font-name="Calibri" style:font-name-asian="ＭＳ Ｐゴシック" style:font-name-complex="Times New Roman" style:font-size-asian="14.0pt" style:font-style-asian="italic" style:font-style-complex="italic"/>
    </style:style>
    <style:style style:family="text" style:name="WW8Num17zfalse" style:parent-style-name="default_character_style">
      <style:text-properties style:font-name="Calibri" style:font-name-complex="Calibri" style:font-size-asian="9.0pt"/>
    </style:style>
    <style:style style:family="text" style:name="WW8Num14z2" style:parent-style-name="default_character_style">
      <style:text-properties style:font-name="Wingdings" style:font-name-complex="Wingdings"/>
    </style:style>
    <style:style style:display-name="Footnote Text Char" style:family="text" style:name="Footnote_20_Text_20_Char" style:parent-style-name="default_character_style">
      <style:text-properties fo:color="#595959" fo:font-size="8.0pt" fo:font-style="italic" style:font-size-asian="8.0pt" style:font-style-asian="italic"/>
    </style:style>
    <style:style style:family="text" style:name="WW8Num14z1" style:parent-style-name="default_character_style">
      <style:text-properties style:font-name="Courier New" style:font-name-complex="Courier New"/>
    </style:style>
    <style:style style:display-name="Internet link" style:family="text" style:name="Internet_20_link" style:parent-style-name="default_character_style">
      <style:text-properties fo:color="#0080ff" style:text-underline-style="solid"/>
    </style:style>
    <style:style style:family="text" style:name="WW8Num2z0" style:parent-style-name="default_character_style">
      <style:text-properties style:font-name="Symbol" style:font-name-complex="Symbo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2z1" style:parent-style-name="default_character_style">
      <style:text-properties style:font-name="Courier New" style:font-name-complex="Courier New"/>
    </style:style>
    <style:style style:family="text" style:name="WW8Num10z1" style:parent-style-name="default_character_style">
      <style:text-properties style:font-name="Verdana" style:font-name-asian="Times New Roman" style:font-name-complex="Times New Roman"/>
    </style:style>
    <style:style style:family="text" style:name="WW8Num10z4" style:parent-style-name="default_character_style">
      <style:text-properties style:font-name="Courier New" style:font-name-complex="Courier New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8Num10z3" style:parent-style-name="default_character_style">
      <style:text-properties style:font-name="Symbol" style:font-name-complex="Symbol"/>
    </style:style>
    <style:style style:family="text" style:name="WW8Num6z0" style:parent-style-name="default_character_style">
      <style:text-properties style:font-name="Symbol" style:font-name-complex="Symbol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2z2" style:parent-style-name="default_character_style">
      <style:text-properties style:font-name="Wingdings" style:font-name-complex="Wingdings"/>
    </style:style>
    <style:style style:family="text" style:name="WW8Num10z0" style:parent-style-name="default_character_style">
      <style:text-properties fo:font-size="10.0pt" style:font-name="Symbol" style:font-name-complex="Symbol" style:font-size-asian="10.0pt"/>
    </style:style>
    <style:style style:family="text" style:name="WW8Num25zfalse" style:parent-style-name="default_character_style"/>
    <style:style style:family="text" style:name="WW8Num7z3" style:parent-style-name="default_character_style">
      <style:text-properties style:font-name="Symbol" style:font-name-complex="Symbol"/>
    </style:style>
    <style:style style:family="text" style:name="WW8Num3zfalse" style:parent-style-name="default_character_style"/>
    <style:style style:family="text" style:name="WW8Num7z1" style:parent-style-name="default_character_style">
      <style:text-properties style:font-name="Courier New" style:font-name-complex="Courier New"/>
    </style:style>
    <style:style style:family="text" style:name="WW8Num7z2" style:parent-style-name="default_character_style">
      <style:text-properties style:font-name="Wingdings" style:font-name-complex="Wingdings"/>
    </style:style>
    <style:style style:display-name="Balloon Text Char" style:family="text" style:name="Balloon_20_Text_20_Char" style:parent-style-name="default_character_style">
      <style:text-properties fo:font-size="8.0pt" style:font-name="Tahoma" style:font-name-complex="Tahoma" style:font-size-asian="8.0pt"/>
    </style:style>
    <style:style style:family="text" style:name="WW8Num18zfalse" style:parent-style-name="default_character_style"/>
    <style:style style:display-name="Heading 1 Char" style:family="text" style:name="Heading_20_1_20_Char" style:parent-style-name="default_character_style">
      <style:text-properties fo:color="#5590cc" fo:font-size="14.0pt" style:font-size-asian="14.0pt" style:font-weight-complex="bold"/>
    </style:style>
    <style:style style:family="text" style:name="WW8Num27z0" style:parent-style-name="default_character_style">
      <style:text-properties fo:font-size="14.0pt" style:font-name="Calibri" style:font-name-complex="Calibri" style:font-size-asian="14.0pt"/>
    </style:style>
    <style:style style:display-name="Placeholder Text" style:family="text" style:name="Placeholder_20_Text" style:parent-style-name="default_character_style">
      <style:text-properties fo:color="#808080"/>
    </style:style>
    <style:style style:display-name="Heading 5 Char" style:family="text" style:name="Heading_20_5_20_Char" style:parent-style-name="default_character_style">
      <style:text-properties fo:color="#21476e" fo:country="US" fo:font-size="14.0pt" fo:language="en" style:font-name="Calibri" style:font-name-asian="ＭＳ Ｐゴシック" style:font-name-complex="Times New Roman" style:font-size-asian="14.0pt"/>
    </style:style>
    <style:style style:display-name="Page Number" style:family="text" style:name="Page_20_Number" style:parent-style-name="default_character_style">
      <style:text-properties fo:color="#073e87"/>
    </style:style>
    <style:style style:family="text" style:name="WW8Num23z0" style:parent-style-name="default_character_style">
      <style:text-properties style:font-name="Symbol" style:font-name-complex="Symbol"/>
    </style:style>
    <style:style style:display-name="z-Top of Form Char" style:family="text" style:name="z-Top_20_of_20_Form_20_Char" style:parent-style-name="default_character_style">
      <style:text-properties fo:color="#000000" fo:country="US" fo:font-size="8.0pt" fo:language="en" style:font-name="Arial" style:font-name-complex="Arial" style:font-size-asian="8.0pt"/>
    </style:style>
    <style:style style:family="text" style:name="WW8Num23z2" style:parent-style-name="default_character_style">
      <style:text-properties style:font-name="Wingdings" style:font-name-complex="Wingdings"/>
    </style:style>
    <style:style style:family="text" style:name="WW8Num23z1" style:parent-style-name="default_character_style">
      <style:text-properties style:font-name="Courier New" style:font-name-complex="Courier New"/>
    </style:style>
    <style:style style:family="text" style:name="WW8Num19zfalse" style:parent-style-name="default_character_style"/>
    <style:style style:family="text" style:name="WW8Num24zfalse" style:parent-style-name="default_character_style"/>
    <style:style style:display-name="Comment Subject Char" style:family="text" style:name="Comment_20_Subject_20_Char" style:parent-style-name="default_character_style">
      <style:text-properties fo:color="#000000" fo:font-size="12.0pt" fo:font-weight="bold" style:font-size-asian="12.0pt" style:font-weight-asian="bold" style:font-weight-complex="bold"/>
    </style:style>
    <style:style style:display-name="Visited Internet Link" style:family="text" style:name="Visited_20_Internet_20_Link" style:parent-style-name="default_character_style">
      <style:text-properties fo:color="#5eaeff" style:text-underline-style="solid"/>
    </style:style>
    <style:style style:family="text" style:name="WW8Num18ztrue" style:parent-style-name="default_character_style"/>
    <style:style style:family="text" style:name="WW8Num15z1" style:parent-style-name="default_character_style">
      <style:text-properties style:font-name="Courier New" style:font-name-complex="Courier New"/>
    </style:style>
    <style:style style:family="text" style:name="WW8Num15z0" style:parent-style-name="default_character_style">
      <style:text-properties style:font-name="Symbol" style:font-name-complex="Symbol"/>
    </style:style>
    <style:style style:family="text" style:name="WW8Num15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style:font-name="Symbol" style:font-name-complex="Symbol"/>
    </style:style>
    <style:style style:family="text" style:name="WW8Num30z3" style:parent-style-name="default_character_style">
      <style:text-properties style:font-name="Symbol" style:font-name-complex="Symbol"/>
    </style:style>
    <style:style style:family="text" style:name="WW8Num11z2" style:parent-style-name="default_character_style">
      <style:text-properties style:font-name="Wingdings" style:font-name-complex="Wingdings"/>
    </style:style>
    <style:style style:family="text" style:name="WW8Num4zfalse" style:parent-style-name="default_character_style"/>
    <style:style style:family="text" style:name="WW8Num30z0" style:parent-style-name="default_character_style">
      <style:text-properties fo:color="#5590cc" style:font-name="Wingdings 2" style:font-name-complex="Wingdings 2"/>
    </style:style>
    <style:style style:display-name="Heading 9 Char" style:family="text" style:name="Heading_20_9_20_Char" style:parent-style-name="default_character_style">
      <style:text-properties fo:color="#404040" fo:country="US" fo:font-style="italic" fo:language="en" style:font-name="Calibri" style:font-name-asian="ＭＳ Ｐゴシック" style:font-name-complex="Times New Roman" style:font-style-asian="italic" style:font-style-complex="italic"/>
    </style:style>
    <style:style style:family="text" style:name="WW8Num7z0" style:parent-style-name="default_character_style">
      <style:text-properties style:font-name="Calibri" style:font-name-asian="ＭＳ Ｐゴシック" style:font-name-complex="Times New Roman"/>
    </style:style>
    <style:style style:family="text" style:name="WW8Num4ztrue" style:parent-style-name="default_character_style"/>
    <style:style style:family="text" style:name="WW8Num30z2" style:parent-style-name="default_character_style">
      <style:text-properties style:font-name="Wingdings" style:font-name-complex="Wingdings"/>
    </style:style>
    <style:style style:family="text" style:name="WW8Num30z1" style:parent-style-name="default_character_style">
      <style:text-properties style:font-name="Courier New" style:font-name-complex="Courier New"/>
    </style:style>
    <style:style style:display-name="z-Bottom of Form Char" style:family="text" style:name="z-Bottom_20_of_20_Form_20_Char" style:parent-style-name="default_character_style">
      <style:text-properties fo:color="#000000" fo:country="US" fo:font-size="8.0pt" fo:language="en" style:font-name="Arial" style:font-name-complex="Arial" style:font-size-asian="8.0pt"/>
    </style:style>
    <style:style style:display-name="Date Char" style:family="text" style:name="Date_20_Char" style:parent-style-name="default_character_style">
      <style:text-properties fo:color="#5590cc" fo:font-size="12.0pt" style:font-size-asian="12.0pt"/>
    </style:style>
    <style:style style:family="text" style:name="WW8Num28z2" style:parent-style-name="default_character_style">
      <style:text-properties style:font-name="Wingdings" style:font-name-complex="Wingdings"/>
    </style:style>
    <style:style style:display-name="Title Char" style:family="text" style:name="Title_20_Char" style:parent-style-name="default_character_style">
      <style:text-properties fo:color="#5590cc" fo:font-size="24.0pt" style:font-name="Calibri" style:font-name-asian="ＭＳ Ｐゴシック" style:font-name-complex="Times New Roman" style:font-size-asian="24.0pt"/>
    </style:style>
    <style:style style:display-name="Heading 4 Char" style:family="text" style:name="Heading_20_4_20_Char" style:parent-style-name="default_character_style">
      <style:text-properties fo:color="#5590cc" fo:country="US" fo:font-size="14.0pt" fo:font-style="italic" fo:language="en" style:font-name="Calibri" style:font-name-asian="ＭＳ Ｐゴシック" style:font-name-complex="Times New Roman" style:font-size-asian="14.0pt" style:font-style-asian="italic" style:font-style-complex="italic" style:font-weight-complex="bold"/>
    </style:style>
    <style:style style:family="text" style:name="WW8Num28z1" style:parent-style-name="default_character_style">
      <style:text-properties style:font-name="Courier New" style:font-name-complex="Courier New"/>
    </style:style>
    <style:style style:display-name="Comment Text Char" style:family="text" style:name="Comment_20_Text_20_Char" style:parent-style-name="default_character_style">
      <style:text-properties fo:color="#000000" fo:font-size="12.0pt" style:font-size-asian="12.0pt"/>
    </style:style>
    <style:style style:family="text" style:name="WW8Num28z0" style:parent-style-name="default_character_style">
      <style:text-properties style:font-name="Symbol" style:font-name-complex="Symbol"/>
    </style:style>
    <style:style style:family="text" style:name="WW8Num20z2" style:parent-style-name="default_character_style">
      <style:text-properties style:font-name="Wingdings" style:font-name-complex="Wingdings"/>
    </style:style>
    <style:style style:family="text" style:name="WW8Num17ztrue" style:parent-style-name="default_character_style"/>
    <style:style style:family="text" style:name="WW8Num20z1" style:parent-style-name="default_character_style">
      <style:text-properties style:font-name="Courier New" style:font-name-complex="Courier New"/>
    </style:style>
    <style:style style:family="text" style:name="WW8Num8zfalse" style:parent-style-name="default_character_style"/>
    <style:style style:family="text" style:name="WW8Num20z0" style:parent-style-name="default_character_style">
      <style:text-properties style:font-name="Symbol" style:font-name-complex="Symbol"/>
    </style:style>
    <style:style style:display-name="Heading 8 Char" style:family="text" style:name="Heading_20_8_20_Char" style:parent-style-name="default_character_style">
      <style:text-properties fo:color="#404040" fo:country="US" fo:language="en" style:font-name="Calibri" style:font-name-asian="ＭＳ Ｐゴシック" style:font-name-complex="Times New Roman"/>
    </style:style>
    <style:style style:family="text" style:name="WW8Num29zfalse" style:parent-style-name="default_character_style">
      <style:text-properties style:font-name="Calibri" style:font-name-complex="Calibri" style:font-size-asian="9.0pt"/>
    </style:style>
    <style:style style:family="text" style:name="WW8Num19ztrue" style:parent-style-name="default_character_style"/>
    <style:style style:family="text" style:name="WW8Num3ztrue" style:parent-style-name="default_character_style"/>
    <style:style style:family="text" style:name="Zitat1" style:parent-style-name="default_character_style">
      <style:text-properties fo:font-style="italic" style:font-style-asian="italic" style:font-style-complex="italic"/>
    </style:style>
    <style:style style:display-name="Comment Reference" style:family="text" style:name="Comment_20_Reference" style:parent-style-name="default_character_style">
      <style:text-properties fo:font-size="9.0pt" style:font-size-asian="9.0pt"/>
    </style:style>
    <style:style style:family="text" style:name="WW8Num21ztrue" style:parent-style-name="default_character_style"/>
    <style:style style:display-name="Header Char" style:family="text" style:name="Header_20_Char" style:parent-style-name="default_character_style">
      <style:text-properties fo:color="#05e0db" fo:font-size="12.0pt" style:font-size-asian="12.0pt"/>
    </style:style>
    <style:style style:family="text" style:name="WW8Num16z3" style:parent-style-name="default_character_style">
      <style:text-properties style:font-name="Symbol" style:font-name-complex="Symbol"/>
    </style:style>
    <style:style style:family="text" style:name="WW8Num16z0" style:parent-style-name="default_character_style">
      <style:text-properties fo:font-size="12.0pt" style:font-name="Courier New" style:font-name-complex="Courier New" style:font-size-asian="12.0pt"/>
    </style:style>
    <style:style style:family="text" style:name="WW8Num16z2" style:parent-style-name="default_character_style">
      <style:text-properties style:font-name="Wingdings" style:font-name-complex="Wingdings"/>
    </style:style>
    <style:style style:family="text" style:name="WW8Num16z1" style:parent-style-name="default_character_style">
      <style:text-properties style:font-name="Courier New" style:font-name-complex="Courier New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9z0" style:parent-style-name="default_character_style">
      <style:text-properties style:font-name="Symbol" style:font-name-complex="Symbol"/>
    </style:style>
    <style:style style:display-name="Subtitle Char" style:family="text" style:name="Subtitle_20_Char" style:parent-style-name="default_character_style">
      <style:text-properties fo:color="#595959" fo:font-size="14.0pt" style:font-size-asian="14.0pt" style:font-style-complex="italic"/>
    </style:style>
    <style:style style:family="text" style:name="WW8Num29ztrue" style:parent-style-name="default_character_style"/>
    <style:style style:display-name="Heading 3 Char" style:family="text" style:name="Heading_20_3_20_Char" style:parent-style-name="default_character_style">
      <style:text-properties fo:color="#5590cc" fo:font-size="14.0pt" style:font-size-asian="14.0pt" style:font-weight-complex="bold"/>
    </style:style>
    <style:style style:family="text" style:name="WW8Num21zfalse" style:parent-style-name="default_character_style"/>
    <style:style style:display-name="Document Map Char" style:family="text" style:name="Document_20_Map_20_Char" style:parent-style-name="default_character_style">
      <style:text-properties fo:color="#000000" fo:country="US" fo:font-size="12.0pt" fo:language="en" style:font-name="Lucida Grande" style:font-name-complex="Lucida Grande" style:font-size-asian="12.0pt"/>
    </style:style>
    <style:style style:display-name="Heading 7 Char" style:family="text" style:name="Heading_20_7_20_Char" style:parent-style-name="default_character_style">
      <style:text-properties fo:color="#404040" fo:country="US" fo:font-size="14.0pt" fo:font-style="italic" fo:language="en" style:font-name="Calibri" style:font-name-asian="ＭＳ Ｐゴシック" style:font-name-complex="Times New Roman" style:font-size-asian="14.0pt" style:font-style-asian="italic" style:font-style-complex="italic"/>
    </style:style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z0" style:parent-style-name="default_character_style">
      <style:text-properties fo:color="#5590cc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text" style:name="a42945d">
      <style:text-properties fo:font-size="10.0pt" style:font-size-asian="10.0pt"/>
    </style:style>
    <style:style style:family="text" style:name="a8a0bcf">
      <style:text-properties fo:font-size="10.0pt" style:font-name-asian="Calibri" style:font-name-complex="Calibri" style:font-size-asian="10.0pt"/>
    </style:style>
    <style:style style:family="paragraph" style:name="ac40b27" style:parent-style-name="Contact_20_Details">
      <style:paragraph-properties fo:margin-left="0.0mm" fo:margin-right="0.0mm" fo:text-indent="0.0mm"/>
      <style:text-properties/>
    </style:style>
    <style:style style:family="table-cell" style:name="ace516c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paragraph" style:name="a39952f" style:parent-style-name="Contact_20_Details">
      <style:text-properties fo:font-size="10.0pt" style:font-size-asian="10.0pt"/>
    </style:style>
    <style:style style:family="table-cell" style:name="a1d821a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paragraph" style:name="ae21be5" style:parent-style-name="Contact_20_Details">
      <style:text-properties fo:font-size="10.0pt" style:font-size-asian="10.0pt"/>
    </style:style>
    <style:style style:family="table-cell" style:name="a199747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paragraph" style:name="a1fcfbd" style:parent-style-name="Contact_20_Details">
      <style:text-properties fo:font-size="10.0pt" style:font-size-asian="10.0pt"/>
    </style:style>
    <style:style style:family="table-cell" style:name="a6a9647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table-row" style:name="a1dbe1b">
      <style:table-row-properties style:row-height="7.09mm"/>
    </style:style>
    <style:style style:family="table-cell" style:name="a85b3a9">
      <style:table-cell-properties fo:border-bottom="none" fo:border-left="none" fo:border-right="none" fo:border-top="none" fo:padding-bottom="0.0mm" fo:padding-left="2.03mm" fo:padding-right="2.03mm" fo:padding-top="0.0mm" style:vertical-align="top"/>
    </style:style>
    <style:style style:family="table-cell" style:name="ab0f449">
      <style:table-cell-properties fo:border-bottom="none" fo:border-left="none" fo:border-right="none" fo:border-top="none" fo:padding-bottom="0.0mm" fo:padding-left="2.03mm" fo:padding-right="2.03mm" fo:padding-top="0.0mm" style:vertical-align="top"/>
    </style:style>
    <style:style style:family="table-cell" style:name="a3c0a92">
      <style:table-cell-properties fo:border-bottom="none" fo:border-left="none" fo:border-right="none" fo:border-top="none" fo:padding-bottom="0.0mm" fo:padding-left="2.03mm" fo:padding-right="2.03mm" fo:padding-top="0.0mm" style:vertical-align="top"/>
    </style:style>
    <style:style style:family="table-cell" style:name="a9b0875">
      <style:table-cell-properties fo:border-bottom="none" fo:border-left="none" fo:border-right="none" fo:border-top="none" fo:padding-bottom="0.0mm" fo:padding-left="2.03mm" fo:padding-right="2.03mm" fo:padding-top="0.0mm" style:vertical-align="top"/>
    </style:style>
    <style:style style:family="table-row" style:name="aaefcc9">
      <style:table-row-properties style:row-height="5.52mm"/>
    </style:style>
    <style:style style:family="table-column" style:name="a14c821">
      <style:table-column-properties style:rel-column-width="24*"/>
    </style:style>
    <style:style style:family="table-column" style:name="a92bc86">
      <style:table-column-properties style:rel-column-width="21*"/>
    </style:style>
    <style:style style:family="table-column" style:name="ac2cd96">
      <style:table-column-properties style:rel-column-width="34*"/>
    </style:style>
    <style:style style:family="table" style:name="a7fa91a">
      <style:table-properties fo:margin-left="-2.03mm" style:width="18.916cm" table:align="left"/>
    </style:style>
    <style:style style:family="paragraph" style:name="ac11c4f" style:parent-style-name="Standard">
      <style:paragraph-properties fo:margin-bottom="0.0mm" fo:margin-top="0.0mm"/>
    </style:style>
    <style:style style:family="paragraph" style:name="a554c17" style:parent-style-name="Standard">
      <style:paragraph-properties fo:margin-bottom="0.71mm" fo:margin-top="1.06mm">
        <style:tab-stops>
          <style:tab-stop style:position="1.27cm"/>
          <style:tab-stop style:position="2.54cm"/>
          <style:tab-stop style:position="3.224cm"/>
        </style:tab-stops>
      </style:paragraph-properties>
    </style:style>
    <style:style style:family="table-cell" style:name="a40de50">
      <style:table-cell-properties fo:background-color="#b0c0c9" fo:border-bottom="none" fo:border-left="none" fo:border-right="none" fo:border-top="none" fo:padding-bottom="0.0mm" fo:padding-left="0.0mm" fo:padding-right="0.0mm" fo:padding-top="0.0mm" style:vertical-align="top"/>
    </style:style>
    <style:style style:family="graphic" style:name="af62497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run-through="background" style:vertical-pos="from-top" style:vertical-rel="line" style:wrap="run-through" style:wrap-contour="false"/>
    </style:style>
    <style:style style:family="graphic" style:name="a9232eb" style:parent-style-name="Graphics">
      <style:graphic-properties fo:background-color="ffffff" fo:border-bottom="none" fo:border-left="none" fo:border-right="none" fo:border-top="none" fo:margin-left="0.0mm" fo:margin-right="0.0mm" fo:padding-bottom="1.29mm" fo:padding-left="2.56mm" fo:padding-right="2.56mm" fo:padding-top="1.29mm" style:vertical-pos="top"/>
    </style:style>
    <style:style style:family="paragraph" style:name="a7e4aaf" style:parent-style-name="Standard">
      <style:paragraph-properties fo:line-height="100%" fo:margin-bottom="0.53mm" fo:margin-top="0.0mm"/>
      <style:text-properties fo:country="US" fo:language="en"/>
    </style:style>
    <style:style style:family="table-cell" style:name="a4df17a">
      <style:table-cell-properties fo:border-bottom="none" fo:border-left="none" fo:border-right="none" fo:border-top="none" fo:padding-bottom="0.0mm" fo:padding-left="0.0mm" fo:padding-right="0.0mm" fo:padding-top="0.0mm" style:vertical-align="top"/>
    </style:style>
    <style:style style:family="table-column" style:name="a588d33">
      <style:table-column-properties style:rel-column-width="100*"/>
    </style:style>
    <style:style style:family="table" style:name="a6e90ec">
      <style:table-properties style:width="19.05cm" table:align="left"/>
    </style:style>
    <style:style style:family="paragraph" style:name="a8a4067" style:parent-style-name="Contact_20_Details">
      <style:paragraph-properties fo:text-align="right"/>
      <style:text-properties fo:country="US" fo:language="en"/>
    </style:style>
    <style:style style:family="table-cell" style:name="a664f4c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paragraph" style:name="a3dc440" style:parent-style-name="Contact_20_Details">
      <style:paragraph-properties fo:margin-left="25.4mm" fo:margin-right="6.35mm" fo:text-indent="0.0mm"/>
      <style:text-properties fo:color="#262626" fo:font-size="10.0pt" style:font-size-asian="10.0pt"/>
    </style:style>
    <style:style style:family="table-cell" style:name="ae17a8e">
      <style:table-cell-properties fo:background-color="#b0c0c9" fo:border-bottom="none" fo:border-left="none" fo:border-right="none" fo:border-top="none" fo:padding-bottom="0.0mm" fo:padding-left="2.03mm" fo:padding-right="2.03mm" fo:padding-top="0.0mm" style:vertical-align="top"/>
    </style:style>
    <style:style style:family="table-column" style:name="a03153a">
      <style:table-column-properties style:rel-column-width="24*"/>
    </style:style>
    <style:style style:family="table-column" style:name="ac09e50">
      <style:table-column-properties style:rel-column-width="76*"/>
    </style:style>
    <style:style style:family="table" style:name="aacc2fb">
      <style:table-properties fo:margin-left="-2.03mm" style:width="19.456cm" table:align="left"/>
    </style:style>
    <style:style style:family="graphic" style:name="aa59852" style:parent-style-name="Frame">
      <style:graphic-properties fo:background-color="#ffffff" style:horizontal-pos="right" style:horizontal-rel="page-start-margin" style:vertical-pos="from-top" style:vertical-rel="paragraph" svg:y="0.02mm"/>
    </style:style>
    <style:style style:family="paragraph" style:name="adaac4f" style:parent-style-name="Footer">
      <style:text-properties fo:font-size="1.0pt"/>
    </style:style>
    <style:style style:family="paragraph" style:name="a026fe3" style:parent-style-name="Standard">
      <style:paragraph-properties fo:margin-left="0.0mm" fo:margin-right="0.0mm" fo:text-indent="0.0mm"/>
    </style:style>
    <style:style style:family="paragraph" style:name="aa3201b" style:parent-style-name="No_20_Spacing">
      <style:text-properties fo:font-size="4.0pt" style:font-size-asian="4.0pt"/>
    </style:style>
    <style:style style:family="table-cell" style:name="a1f827b">
      <style:table-cell-properties fo:background-color="#b0c0c9" fo:border-bottom="none" fo:border-left="none" fo:border-right="none" fo:border-top="none" fo:padding-bottom="0.0mm" fo:padding-left="0.0mm" fo:padding-right="0.0mm" fo:padding-top="0.0mm" style:vertical-align="top"/>
    </style:style>
    <style:style style:family="table-row" style:name="ad2bf5f">
      <style:table-row-properties style:row-height="1.27mm"/>
    </style:style>
    <style:style style:family="paragraph" style:name="ad26a3d" style:parent-style-name="Organization">
      <style:paragraph-properties fo:margin-left="0.0mm" fo:margin-right="0.0mm" fo:text-align="center" fo:text-indent="0.0mm"/>
    </style:style>
    <style:style style:family="graphic" style:name="a9bf476" style:parent-style-name="Frame">
      <style:graphic-properties fo:background-color="#5590cc" fo:border-bottom="none" fo:border-left="none" fo:border-right="none" fo:border-top="none" fo:margin-left="3.19mm" fo:margin-right="3.19mm" fo:padding-bottom="1.29mm" fo:padding-left="2.56mm" fo:padding-right="2.56mm" fo:padding-top="1.29mm" style:horizontal-pos="from-left" style:horizontal-rel="page-start-margin" style:run-through="background" style:vertical-pos="from-top" style:vertical-rel="line" style:wrap="run-through" style:wrap-contour="false" svg:x="-25.36mm"/>
    </style:style>
    <style:style style:family="paragraph" style:name="a46312b" style:parent-style-name="Standard">
      <style:paragraph-properties fo:line-height="100%" fo:margin-bottom="0.0mm" fo:margin-top="0.0mm"/>
      <style:text-properties fo:country="US" fo:language="en"/>
    </style:style>
    <style:style style:family="table-cell" style:name="a744815">
      <style:table-cell-properties fo:border-bottom="none" fo:border-left="none" fo:border-right="none" fo:border-top="none" fo:padding-bottom="0.0mm" fo:padding-left="0.0mm" fo:padding-right="0.0mm" fo:padding-top="0.0mm" style:vertical-align="top"/>
    </style:style>
    <style:style style:family="table-column" style:name="a022e20">
      <style:table-column-properties style:rel-column-width="100*"/>
    </style:style>
    <style:style style:family="table" style:name="a308cb8">
      <style:table-properties style:width="19.05cm" table:align="left"/>
    </style:style>
  </office:automatic-styles>
  <office:master-styles>
    <style:master-page style:name="Standard">
      <style:header>
        <table:table table:style-name="a308cb8">
          <table:table-column table:style-name="a022e20"/>
          <table:table-row>
            <table:table-cell table:style-name="a744815">
              <text:p text:style-name="a46312b"><draw:frame draw:style-name="a9bf476" draw:z-index="4" svg:height="22.86mm" svg:width="190.5mm" svg:x="-25.36mm" text:anchor-type="as-char"><draw:text-box><text:p text:style-name="ad26a3d">SOW</text:p></draw:text-box></draw:frame></text:p>
            </table:table-cell>
          </table:table-row>
          <table:table-row table:style-name="ad2bf5f">
            <table:table-cell table:style-name="a1f827b">
              <text:p text:style-name="aa3201b"/>
            </table:table-cell>
          </table:table-row>
        </table:table>
        <text:p text:style-name="a026fe3"/>
        <text:p text:style-name="Standard"/>
      </style:header>
      <style:footer>
        <text:p text:style-name="adaac4f"><draw:frame draw:style-name="aa59852" draw:z-index="1" svg:y="0.02mm" text:anchor-type="as-char"><draw:text-box><text:p text:style-name="Footer"><text:page-number>2</text:page-number></text:p></draw:text-box></draw:frame></text:p>
        <table:table table:style-name="aacc2fb">
          <table:table-column table:style-name="ac09e50"/>
          <table:table-column table:style-name="a03153a"/>
          <table:table-row>
            <table:table-cell table:style-name="ae17a8e">
              <text:p text:style-name="a3dc440"/>
            </table:table-cell>
            <table:table-cell table:style-name="a664f4c">
              <text:p text:style-name="a8a4067">2</text:p>
            </table:table-cell>
          </table:table-row>
        </table:table>
        <text:p text:style-name="Footer"/>
        <text:p text:style-name="Standard"/>
      </style:footer>
    </style:master-page>
    <style:master-page style:name="First_20_Page">
      <style:header>
        <table:table table:style-name="a6e90ec">
          <table:table-column table:style-name="a588d33"/>
          <table:table-row>
            <table:table-cell table:style-name="a4df17a">
              <text:p text:style-name="a7e4aaf"><draw:frame draw:style-name="a9232eb" draw:z-index="2" svg:height="36.95mm" svg:width="118.52mm" text:anchor-type="as-char"><draw:image xlink:actuate="onLoad" xlink:href="Pictures/100002010000015000000069DF61E300.png" xlink:show="embed" xlink:type="simple"/><draw:text-box/></draw:frame><draw:frame draw:style-name="af62497" draw:z-index="3" svg:height="8.56mm" svg:width="8.56mm" text:anchor-type="as-char"><draw:text-box><text:p/></draw:text-box></draw:frame></text:p>
            </table:table-cell>
          </table:table-row>
          <table:table-row>
            <table:table-cell table:style-name="a40de50">
              <text:p text:style-name="a554c17"/>
            </table:table-cell>
          </table:table-row>
        </table:table>
        <text:p text:style-name="ac11c4f"/>
      </style:header>
      <style:footer>
        <table:table table:style-name="a7fa91a">
          <table:table-column table:style-name="ac2cd96"/>
          <table:table-column table:number-columns-repeated="2" table:style-name="a92bc86"/>
          <table:table-column table:style-name="a14c821"/>
          <table:table-row table:style-name="aaefcc9">
            <table:table-cell table:style-name="a9b0875">
              <text:p text:style-name="Footer"/>
            </table:table-cell>
            <table:table-cell table:style-name="a3c0a92">
              <text:p text:style-name="Footer">Version</text:p>
            </table:table-cell>
            <table:table-cell table:style-name="ab0f449">
              <text:p text:style-name="Footer">Author</text:p>
            </table:table-cell>
            <table:table-cell table:style-name="a85b3a9">
              <text:p text:style-name="Footer">Date</text:p>
            </table:table-cell>
          </table:table-row>
          <table:table-row table:style-name="a1dbe1b">
            <table:table-cell table:style-name="a6a9647">
              <text:p text:style-name="a1fcfbd"><text:line-break/></text:p>
            </table:table-cell>
            <table:table-cell table:style-name="a199747">
              <text:p text:style-name="ae21be5">1.1</text:p>
            </table:table-cell>
            <table:table-cell table:style-name="a1d821a">
              <text:p text:style-name="a39952f">QA</text:p>
            </table:table-cell>
            <table:table-cell table:style-name="ace516c">
              <text:p text:style-name="ac40b27"><text:span text:style-name="a8a0bcf"><text:s/><text:s text:c="17"/></text:span><text:span text:style-name="a42945d"><text:date style:data-style-name="N1" text:date-value="2014-04-25T10:59:32.19">25 April 2014</text:date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24S</meta:editing-duration>
  </office:meta>
</office:document-meta>
</file>